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5cm" fo:min-width="2.6cm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2.6cm"/>
    </style:style>
    <style:style style:name="gr3" style:family="graphic" style:parent-style-name="standard">
      <style:graphic-properties draw:textarea-horizontal-align="justify" draw:textarea-vertical-align="middle" draw:auto-grow-height="false" fo:min-height="0.75cm" fo:min-width="3.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1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2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88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1cm" svg:height="1.1cm" svg:x="7.7cm" svg:y="6.3cm">
          <text:p text:style-name="P1">Running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1cm" svg:height="1cm" svg:x="10.762cm" svg:y="9.812cm">
          <text:p text:style-name="P1">Completed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7cm" svg:height="1cm" svg:x="3.9cm" svg:y="9.8cm">
          <text:p text:style-name="P1">Killed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8.3cm" svg:y1="7.4cm" svg:x2="6.5cm" svg:y2="9.8cm">
          <text:p/>
        </draw:line>
        <draw:line draw:style-name="gr5" draw:text-style-name="P1" draw:layer="layout" svg:x1="9.3cm" svg:y1="3.8cm" svg:x2="9.3cm" svg:y2="6.4cm">
          <text:p/>
        </draw:line>
        <draw:line draw:style-name="gr4" draw:text-style-name="P2" draw:layer="layout" svg:x1="10.3cm" svg:y1="7.4cm" svg:x2="11.7cm" svg:y2="9.8cm">
          <text:p/>
        </draw:line>
        <draw:frame draw:style-name="gr6" draw:text-style-name="P3" draw:layer="layout" svg:width="2.547cm" svg:height="0.962cm" svg:x="9.253cm" svg:y="4.7cm">
          <draw:text-box>
            <text:p>doStart</text:p>
          </draw:text-box>
        </draw:frame>
        <draw:frame draw:style-name="gr7" draw:text-style-name="P3" draw:layer="layout" svg:width="3.317cm" svg:height="0.962cm" svg:x="11.083cm" svg:y="8.2cm">
          <draw:text-box>
            <text:p>doMonitor</text:p>
          </draw:text-box>
        </draw:frame>
        <draw:frame draw:style-name="gr8" draw:text-style-name="P3" draw:layer="layout" svg:width="2.047cm" svg:height="1.262cm" svg:x="7.4cm" svg:y="8.238cm">
          <draw:text-box>
            <text:p>doKill</text:p>
          </draw:text-box>
        </draw:frame>
        <draw:frame draw:style-name="gr9" draw:text-style-name="P5" draw:layer="layout" svg:width="12.385cm" svg:height="2.641cm" svg:x="3.915cm" svg:y="11.7cm">
          <draw:text-box>
            <text:p text:style-name="P4"><text:span text:style-name="T1">State transitions for STF processes which </text:span></text:p>
            <text:p text:style-name="P4"><text:span text:style-name="T1">are expected to complete by either of:</text:span></text:p>
            <text:p text:style-name="P4"><text:span text:style-name="T1"><text:s text:c="2"/></text:span><text:span text:style-name="T1">1) Success exit code – 0</text:span></text:p>
            <text:p text:style-name="P4"><text:span text:style-name="T1"><text:s text:c="2"/></text:span><text:span text:style-name="T1">2) Failure exit code – non zero</text:span></text:p>
            <text:p text:style-name="P4"><text:span text:style-name="T1"><text:s text:c="2"/></text:span><text:span text:style-name="T1">3) Cras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6T12:22:29.148664617</meta:creation-date>
    <dc:date>2016-04-07T15:11:56.806755999</dc:date>
    <meta:editing-duration>PT2H37M23S</meta:editing-duration>
    <meta:editing-cycles>5</meta:editing-cycles>
    <meta:generator>LibreOffice/5.0.2.2$Linux_X86_64 LibreOffice_project/37b43f919e4de5eeaca9b9755ed688758a8251fe</meta:generator>
    <meta:document-statistic meta:object-count="10"/>
  </office:meta>
</office:document-meta>
</file>